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be084" officeooo:paragraph-rsid="000be084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0be084" officeooo:paragraph-rsid="000be084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0c3b37" officeooo:paragraph-rsid="000c3b37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officeooo:rsid="000c3b37" officeooo:paragraph-rsid="000be084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fo:font-style="normal" fo:font-weight="bold" officeooo:rsid="000be084" officeooo:paragraph-rsid="000be084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officeooo:rsid="000c3b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10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Virtualisasi</text:span> adalah teknologi yang dapat <text:span text:style-name="T3">di</text:span>gunakan untuk membuat representasi virtual dari server, penyimpanan, jaringan, dan mesin fisik lainnya. <text:span text:style-name="T3">Dan dapat </text:span>menjalankan beberapa mesin virtual secara bersamaan pada satu mesin fisi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1T14:12:01.368534044</meta:creation-date>
    <dc:date>2024-03-21T14:36:24.884874425</dc:date>
    <meta:editing-duration>PT13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0" meta:character-count="231" meta:non-whitespace-character-count="202"/>
  </office:meta>
</office:document-meta>
</file>